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41d2b4" style:parent-style-name="Standard">
      <style:paragraph-properties fo:line-height="100%" fo:margin-bottom="0.0mm"/>
    </style:style>
    <style:style style:family="table-cell" style:name="abde51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39b5f" style:parent-style-name="Standard">
      <style:paragraph-properties fo:line-height="100%" fo:margin-bottom="0.0mm"/>
    </style:style>
    <style:style style:family="table-cell" style:name="a03d1f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50110">
      <style:table-row-properties style:row-height="4.74mm"/>
    </style:style>
    <style:style style:family="paragraph" style:name="a3e8995" style:parent-style-name="Standard">
      <style:paragraph-properties fo:line-height="100%" fo:margin-bottom="0.0mm"/>
    </style:style>
    <style:style style:family="table-cell" style:name="a1865d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b1230" style:parent-style-name="Standard">
      <style:paragraph-properties fo:line-height="100%" fo:margin-bottom="0.0mm"/>
    </style:style>
    <style:style style:family="table-cell" style:name="a2a981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c2fe99">
      <style:table-row-properties style:row-height="2.38mm"/>
    </style:style>
    <style:style style:family="paragraph" style:name="adb9fd1" style:parent-style-name="Standard">
      <style:paragraph-properties fo:line-height="100%" fo:margin-bottom="0.0mm"/>
    </style:style>
    <style:style style:family="table-cell" style:name="a80c25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4b130" style:parent-style-name="Standard">
      <style:paragraph-properties fo:line-height="100%" fo:margin-bottom="0.0mm"/>
    </style:style>
    <style:style style:family="table-cell" style:name="accad0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fd4a2" style:parent-style-name="Standard">
      <style:paragraph-properties fo:line-height="100%" fo:margin-bottom="0.0mm"/>
    </style:style>
    <style:style style:family="table-cell" style:name="a58279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ac46e" style:parent-style-name="Standard">
      <style:paragraph-properties fo:line-height="100%" fo:margin-bottom="0.0mm"/>
    </style:style>
    <style:style style:family="table-cell" style:name="ac73e9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6c171" style:parent-style-name="Standard">
      <style:paragraph-properties fo:line-height="100%" fo:margin-bottom="0.0mm"/>
    </style:style>
    <style:style style:family="table-cell" style:name="a2a632b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5eaba" style:parent-style-name="Standard">
      <style:paragraph-properties fo:line-height="100%" fo:margin-bottom="0.0mm"/>
    </style:style>
    <style:style style:family="table-cell" style:name="a94d3e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b3b70">
      <style:table-row-properties style:row-height="2.38mm"/>
    </style:style>
    <style:style style:family="paragraph" style:name="a0c9624" style:parent-style-name="Standard">
      <style:paragraph-properties fo:line-height="100%" fo:margin-bottom="0.0mm"/>
    </style:style>
    <style:style style:family="table-cell" style:name="a77f57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0875b" style:parent-style-name="Standard">
      <style:paragraph-properties fo:line-height="100%" fo:margin-bottom="0.0mm"/>
    </style:style>
    <style:style style:family="table-cell" style:name="aaf2eb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51d4e" style:parent-style-name="Standard">
      <style:paragraph-properties fo:line-height="100%" fo:margin-bottom="0.0mm"/>
    </style:style>
    <style:style style:family="table-cell" style:name="ac1b20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223a6" style:parent-style-name="Standard">
      <style:paragraph-properties fo:line-height="100%" fo:margin-bottom="0.0mm"/>
    </style:style>
    <style:style style:family="table-cell" style:name="ab8ac0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86ba5" style:parent-style-name="Standard">
      <style:paragraph-properties fo:line-height="100%" fo:margin-bottom="0.0mm"/>
    </style:style>
    <style:style style:family="table-cell" style:name="a6fef4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f3399" style:parent-style-name="Standard">
      <style:paragraph-properties fo:line-height="100%" fo:margin-bottom="0.0mm"/>
    </style:style>
    <style:style style:family="table-cell" style:name="a483b2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348f1">
      <style:table-row-properties style:row-height="4.74mm"/>
    </style:style>
    <style:style style:family="paragraph" style:name="ae21a87" style:parent-style-name="Standard">
      <style:paragraph-properties fo:line-height="100%" fo:margin-bottom="0.0mm"/>
    </style:style>
    <style:style style:family="table-cell" style:name="a2ed12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9e877" style:parent-style-name="Standard">
      <style:paragraph-properties fo:line-height="100%" fo:margin-bottom="0.0mm"/>
    </style:style>
    <style:style style:family="table-cell" style:name="a6d7ac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08ace" style:parent-style-name="Standard">
      <style:paragraph-properties fo:line-height="100%" fo:margin-bottom="0.0mm"/>
    </style:style>
    <style:style style:family="table-cell" style:name="ad6d9b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1c2ec" style:parent-style-name="Standard">
      <style:paragraph-properties fo:line-height="100%" fo:margin-bottom="0.0mm"/>
    </style:style>
    <style:style style:family="table-cell" style:name="afd1dd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3cf68" style:parent-style-name="Standard">
      <style:paragraph-properties fo:line-height="100%" fo:margin-bottom="0.0mm"/>
    </style:style>
    <style:style style:family="table-cell" style:name="a426e1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cbc10a">
      <style:table-row-properties style:row-height="4.74mm"/>
    </style:style>
    <style:style style:family="paragraph" style:name="a28357f" style:parent-style-name="Standard">
      <style:paragraph-properties fo:line-height="100%" fo:margin-bottom="0.0mm"/>
    </style:style>
    <style:style style:family="table-cell" style:name="a9198a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2e305" style:parent-style-name="Standard">
      <style:paragraph-properties fo:line-height="100%" fo:margin-bottom="0.0mm"/>
    </style:style>
    <style:style style:family="table-cell" style:name="a0642b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f379f" style:parent-style-name="Standard">
      <style:paragraph-properties fo:line-height="100%" fo:margin-bottom="0.0mm"/>
    </style:style>
    <style:style style:family="table-cell" style:name="aff104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58a0a" style:parent-style-name="Standard">
      <style:paragraph-properties fo:line-height="100%" fo:margin-bottom="0.0mm"/>
    </style:style>
    <style:style style:family="table-cell" style:name="a15a5a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09b00" style:parent-style-name="Standard">
      <style:paragraph-properties fo:line-height="100%" fo:margin-bottom="0.0mm"/>
    </style:style>
    <style:style style:family="table-cell" style:name="a9bb7b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9f6bd">
      <style:table-row-properties style:row-height="4.74mm"/>
    </style:style>
    <style:style style:family="paragraph" style:name="aeea322" style:parent-style-name="Standard">
      <style:paragraph-properties fo:line-height="100%" fo:margin-bottom="0.0mm"/>
    </style:style>
    <style:style style:family="table-cell" style:name="a32adb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321fc" style:parent-style-name="Standard">
      <style:paragraph-properties fo:line-height="100%" fo:margin-bottom="0.0mm"/>
    </style:style>
    <style:style style:family="table-cell" style:name="a8da7d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c6bc0" style:parent-style-name="Standard">
      <style:paragraph-properties fo:line-height="100%" fo:margin-bottom="0.0mm"/>
    </style:style>
    <style:style style:family="table-cell" style:name="a063a2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71fcc" style:parent-style-name="Standard">
      <style:paragraph-properties fo:line-height="100%" fo:margin-bottom="0.0mm"/>
    </style:style>
    <style:style style:family="table-cell" style:name="a23396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6b8c2" style:parent-style-name="Standard">
      <style:paragraph-properties fo:line-height="100%" fo:margin-bottom="0.0mm"/>
    </style:style>
    <style:style style:family="table-cell" style:name="a81bfd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f3311" style:parent-style-name="Standard">
      <style:paragraph-properties fo:break-before="page" fo:line-height="100%" fo:margin-bottom="0.0mm"/>
    </style:style>
    <style:style style:family="table-cell" style:name="aa4867f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347ca">
      <style:table-row-properties style:row-height="4.74mm"/>
    </style:style>
    <style:style style:family="table-column" style:name="a3a4770">
      <style:table-column-properties style:rel-column-width="17*"/>
    </style:style>
    <style:style style:family="table-column" style:name="acd6072">
      <style:table-column-properties style:rel-column-width="8*"/>
    </style:style>
    <style:style style:family="table-column" style:name="aa05ff1">
      <style:table-column-properties style:rel-column-width="17*"/>
    </style:style>
    <style:style style:family="table" style:name="a7d7782">
      <style:table-properties fo:margin-left="0.0mm" style:width="16.249cm" table:align="left"/>
    </style:style>
  </office:automatic-styles>
  <office:body>
    <office:text>
      <table:table table:style-name="a7d7782">
        <table:table-column table:number-columns-repeated="3" table:style-name="aa05ff1"/>
        <table:table-column table:number-columns-repeated="4" table:style-name="acd6072"/>
        <table:table-column table:style-name="a3a4770"/>
        <table:table-row table:style-name="a5347ca">
          <table:table-cell table:style-name="aa4867f">
            <text:p text:style-name="a3f3311">A1</text:p>
          </table:table-cell>
          <table:table-cell table:style-name="a81bfdc">
            <text:p text:style-name="aa6b8c2"/>
          </table:table-cell>
          <table:table-cell table:style-name="a233968">
            <text:p text:style-name="a571fcc"/>
          </table:table-cell>
          <table:table-cell table:number-columns-spanned="2" table:style-name="a063a22">
            <text:p text:style-name="aec6bc0"/>
          </table:table-cell>
          <table:table-cell table:number-columns-spanned="2" table:style-name="a8da7d5">
            <text:p text:style-name="a9321fc"/>
          </table:table-cell>
          <table:table-cell table:style-name="a32adbd">
            <text:p text:style-name="aeea322"/>
          </table:table-cell>
        </table:table-row>
        <table:table-row table:style-name="a39f6bd">
          <table:table-cell table:style-name="a9bb7b5">
            <text:p text:style-name="ab09b00"/>
          </table:table-cell>
          <table:table-cell table:style-name="a15a5ad">
            <text:p text:style-name="ae58a0a">B2</text:p>
          </table:table-cell>
          <table:table-cell table:style-name="aff104c">
            <text:p text:style-name="aef379f"/>
          </table:table-cell>
          <table:table-cell table:number-columns-spanned="2" table:style-name="a0642b0">
            <text:p text:style-name="ad2e305"/>
          </table:table-cell>
          <table:table-cell table:number-columns-spanned="2" table:style-name="a9198a9">
            <text:p text:style-name="a28357f"/>
          </table:table-cell>
        </table:table-row>
        <table:table-row table:style-name="acbc10a">
          <table:table-cell table:style-name="a426e10">
            <text:p text:style-name="a73cf68"/>
          </table:table-cell>
          <table:table-cell table:style-name="afd1ddc">
            <text:p text:style-name="a61c2ec"/>
          </table:table-cell>
          <table:table-cell table:style-name="ad6d9bc">
            <text:p text:style-name="a108ace">C3</text:p>
          </table:table-cell>
          <table:table-cell table:number-columns-spanned="2" table:style-name="a6d7acc">
            <text:p text:style-name="ab9e877"/>
          </table:table-cell>
          <table:table-cell table:number-columns-spanned="2" table:style-name="a2ed123">
            <text:p text:style-name="ae21a87"/>
          </table:table-cell>
        </table:table-row>
        <table:table-row table:style-name="af348f1">
          <table:table-cell table:style-name="a483b24">
            <text:p text:style-name="a9f3399"/>
          </table:table-cell>
          <table:table-cell table:style-name="a6fef43">
            <text:p text:style-name="a086ba5"/>
          </table:table-cell>
          <table:table-cell table:style-name="ab8ac00">
            <text:p text:style-name="a8223a6"/>
          </table:table-cell>
          <table:table-cell table:number-columns-spanned="2" table:style-name="ac1b209">
            <text:p text:style-name="a351d4e">D4</text:p>
          </table:table-cell>
          <table:table-cell table:style-name="aaf2eb7">
            <text:p text:style-name="a00875b"/>
          </table:table-cell>
          <table:table-cell table:style-name="a77f576">
            <text:p text:style-name="a0c9624"/>
          </table:table-cell>
        </table:table-row>
        <table:table-row table:style-name="a5b3b70">
          <table:table-cell table:style-name="a94d3ea">
            <text:p text:style-name="ad5eaba"/>
          </table:table-cell>
          <table:table-cell table:style-name="a2a632b">
            <text:p text:style-name="a36c171"/>
          </table:table-cell>
          <table:table-cell table:style-name="ac73e9a">
            <text:p text:style-name="a4ac46e"/>
          </table:table-cell>
          <table:table-cell table:style-name="a582791">
            <text:p text:style-name="a7fd4a2"/>
          </table:table-cell>
          <table:table-cell table:style-name="accad02">
            <text:p text:style-name="a74b130"/>
          </table:table-cell>
          <table:table-cell table:number-columns-spanned="2" table:style-name="a80c252">
            <text:p text:style-name="adb9fd1">D5</text:p>
          </table:table-cell>
        </table:table-row>
        <table:table-row table:style-name="ac2fe99">
          <table:table-cell table:style-name="a2a981e">
            <text:p text:style-name="afb1230"/>
          </table:table-cell>
          <table:table-cell table:style-name="a1865d0">
            <text:p text:style-name="a3e8995"/>
          </table:table-cell>
        </table:table-row>
        <table:table-row table:style-name="ad50110">
          <table:table-cell table:number-columns-spanned="7" table:style-name="a03d1f8">
            <text:p text:style-name="a339b5f"/>
          </table:table-cell>
          <table:table-cell table:style-name="abde514">
            <text:p text:style-name="a41d2b4">E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4f81bd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23S</meta:editing-duration>
  </office:meta>
</office:document-meta>
</file>